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00000006200000062C62FEA9AA365749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officeooo:paragraph-rsid="009a8a6b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Standard">
      <style:text-properties officeooo:paragraph-rsid="009a8a6b"/>
    </style:style>
    <style:style style:name="P22" style:family="paragraph" style:parent-style-name="_5f_Paragraphe_20_livret_20_">
      <style:paragraph-properties fo:margin-top="0cm" fo:margin-bottom="0cm" style:contextual-spacing="false"/>
      <style:text-properties officeooo:paragraph-rsid="009a8a6b"/>
    </style:style>
    <style:style style:name="P23" style:family="paragraph" style:parent-style-name="_5f_Paragraphe_20_livret_20_">
      <style:text-properties officeooo:paragraph-rsid="009a8a6b"/>
    </style:style>
    <style:style style:name="P24" style:family="paragraph" style:parent-style-name="Table_20_Contents">
      <style:paragraph-properties fo:text-align="end" style:justify-single-word="false"/>
      <style:text-properties officeooo:rsid="00a03c88" officeooo:paragraph-rsid="00a03c88"/>
    </style:style>
    <style:style style:name="P25" style:family="paragraph" style:parent-style-name="Table_20_Contents">
      <style:paragraph-properties fo:text-align="start" style:justify-single-word="false"/>
      <style:text-properties officeooo:rsid="00a03c88" officeooo:paragraph-rsid="00a03c88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_5f_Paragraphe_20_livret_20_">
      <style:text-properties officeooo:paragraph-rsid="00ac6843"/>
    </style:style>
    <style:style style:name="P28" style:family="paragraph" style:parent-style-name="_5f_Paragraphe_20_livret_20_">
      <style:paragraph-properties fo:text-align="center" style:justify-single-word="false"/>
      <style:text-properties fo:font-weight="bold" officeooo:paragraph-rsid="009a8a6b" style:font-weight-asian="bold" style:font-weight-complex="bold"/>
    </style:style>
    <style:style style:name="P29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bold" officeooo:rsid="00ba1695" officeooo:paragraph-rsid="00ba1695" style:font-weight-asian="bold" style:font-weight-complex="bold"/>
    </style:style>
    <style:style style:name="P30" style:family="paragraph" style:parent-style-name="Table_20_Contents" style:list-style-name="List_20_1">
      <style:paragraph-properties fo:text-align="center" style:justify-single-word="false"/>
    </style:style>
    <style:style style:name="P31" style:family="paragraph" style:parent-style-name="_5f_Paragraphe">
      <style:text-properties officeooo:paragraph-rsid="00bbf11c"/>
    </style:style>
    <style:style style:name="P32" style:family="paragraph" style:parent-style-name="_5f_Paragraphe_20_livret_20_" style:list-style-name="_5f_Numérotation_20_des_20_exercices_20_livrets">
      <style:text-properties officeooo:paragraph-rsid="009a8a6b"/>
    </style:style>
    <style:style style:name="P3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9a8a6b"/>
    </style:style>
    <style:style style:name="P34" style:family="paragraph" style:parent-style-name="_5f_Paragraphe_20_livret_20_" style:list-style-name="_5f_Numérotation_20_des_20_exercices_20_livrets">
      <style:text-properties officeooo:paragraph-rsid="00a6d8f8"/>
    </style:style>
    <style:style style:name="P35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officeooo:paragraph-rsid="00a6d8f8"/>
    </style:style>
    <style:style style:name="P36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/>
      <style:text-properties officeooo:paragraph-rsid="009c4fe0"/>
    </style:style>
    <style:style style:name="P37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09c4fe0"/>
    </style:style>
    <style:style style:name="P38" style:family="paragraph" style:parent-style-name="_5f_Paragraphe_20_livret_20_réponse_20_élève" style:list-style-name="_5f_Numérotation_20_des_20_exercices_20_livrets">
      <style:text-properties officeooo:paragraph-rsid="00a6d8f8"/>
    </style:style>
    <style:style style:name="P39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9c4fe0"/>
    </style:style>
    <style:style style:name="P40" style:family="paragraph" style:parent-style-name="_5f_Paragraphe_20_énoncé_20_après_20_numéro" style:list-style-name="_5f_Numérotation_20_des_20_exercices_20_livrets">
      <style:text-properties officeooo:paragraph-rsid="00ba1695"/>
    </style:style>
    <style:style style:name="P41" style:family="paragraph" style:parent-style-name="_5f_Paragraphe_5f_Réponse_5f_Elève">
      <style:text-properties officeooo:paragraph-rsid="00bbf11c"/>
    </style:style>
    <style:style style:name="P42" style:family="paragraph" style:parent-style-name="_5f_Titre_20_d_27_exercices_20_livret" style:list-style-name="_5f_Numérotation_20_des_20_exercices_20_livrets"/>
    <style:style style:name="P43" style:family="paragraph" style:parent-style-name="_5f_Titre_20_d_27_exercices_20_livret" style:master-page-name="SERIE_5f_G_5f_GAUCHE_5f_ET_5f_DROITE_5f_2COL">
      <style:paragraph-properties style:page-number="4"/>
      <style:text-properties officeooo:paragraph-rsid="00a69fbc"/>
    </style:style>
    <style:style style:name="P44" style:family="paragraph" style:parent-style-name="_5f_Titre_20_d_27_exercices_20_livret_20_sans_20_titre">
      <style:text-properties officeooo:rsid="009a8a6b" officeooo:paragraph-rsid="009a8a6b"/>
    </style:style>
    <style:style style:name="P45" style:family="paragraph" style:parent-style-name="_5f_Titre_20_d_27_exercices_20_livret_20_sans_20_titre" style:list-style-name="_5f_Numérotation_20_des_20_exercices_20_livrets"/>
    <style:style style:name="P46" style:family="paragraph" style:parent-style-name="_5f_Titre_20_d_27_exercices_20_livret_20_sans_20_titre">
      <style:text-properties officeooo:rsid="00a03c88" officeooo:paragraph-rsid="00a03c88"/>
    </style:style>
    <style:style style:name="P47" style:family="paragraph" style:parent-style-name="_5f_Titre_5f_Exercices_5f_sans_5f_Titre" style:list-style-name="_5f_Numérotation_20_des_20_exercices_20_livrets">
      <style:text-properties officeooo:paragraph-rsid="00bbf11c"/>
    </style:style>
    <style:style style:name="P48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solid" draw:fill-color="#1ca2b8"/>
    </style:style>
    <style:style style:name="P5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1" fo:font-size="16pt" fo:font-style="normal" fo:text-shadow="none" fo:font-weight="bold" officeooo:rsid="00bbdec1" style:font-size-asian="16pt" style:font-style-asian="normal" style:font-size-complex="16pt" style:font-style-complex="normal"/>
    </style:style>
    <style:style style:name="T7" style:family="text">
      <style:text-properties fo:font-variant="small-caps" officeooo:rsid="0054f64f"/>
    </style:style>
    <style:style style:name="T8" style:family="text">
      <style:text-properties officeooo:rsid="00a4cf55"/>
    </style:style>
    <style:style style:name="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1" style:family="text">
      <style:text-properties officeooo:rsid="002925a2"/>
    </style:style>
    <style:style style:name="T12" style:family="text">
      <style:text-properties officeooo:rsid="002b33ed"/>
    </style:style>
    <style:style style:name="T13" style:family="text">
      <style:text-properties officeooo:rsid="0030cfdb"/>
    </style:style>
    <style:style style:name="T14" style:family="text">
      <style:text-properties officeooo:rsid="009a8a6b"/>
    </style:style>
    <style:style style:name="T15" style:family="text">
      <style:text-properties style:text-position="sub 58%"/>
    </style:style>
    <style:style style:name="T16" style:family="text">
      <style:text-properties fo:color="#b3b3b3" loext:opacity="100%"/>
    </style:style>
    <style:style style:name="T17" style:family="text">
      <style:text-properties fo:color="#000000" loext:opacity="100%" style:font-name="Bitstream Vera Sans6" fo:font-size="10pt" fo:font-style="normal" fo:font-weight="normal" officeooo:rsid="00b0d9eb"/>
    </style:style>
    <style:style style:name="T18" style:family="text">
      <style:text-properties fo:color="#000000" loext:opacity="100%" style:font-name="Bitstream Vera Sans6" fo:font-size="10pt" fo:font-style="normal" fo:font-weight="normal" officeooo:rsid="00ba1695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-asian="OpenSymbol" style:font-style-asian="normal" style:font-name-complex="OpenSymbol" style:font-style-complex="normal"/>
    </style:style>
    <style:style style:name="T21" style:family="text">
      <style:text-properties style:text-position="0% 100%" officeooo:rsid="0030cfdb" style:font-name-asian="OpenSymbol" style:font-style-asian="normal" style:font-name-complex="OpenSymbol" style:font-style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1ff5f9"/>
    </style:style>
    <style:style style:name="T24" style:family="text">
      <style:text-properties officeooo:rsid="00b0d9eb"/>
    </style:style>
    <style:style style:name="T25" style:family="text">
      <style:text-properties officeooo:rsid="00b30435"/>
    </style:style>
    <style:style style:name="T26" style:family="text">
      <style:text-properties officeooo:rsid="00b604d3"/>
    </style:style>
    <style:style style:name="T27" style:family="text">
      <style:text-properties fo:color="#c9211e" loext:opacity="100%"/>
    </style:style>
    <style:style style:name="T28" style:family="text">
      <style:text-properties officeooo:rsid="00a69fbc"/>
    </style:style>
    <style:style style:name="T29" style:family="text">
      <style:text-properties officeooo:rsid="00bbf11c"/>
    </style:style>
    <style:style style:name="T3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1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cm" draw:fill-image-height="0cm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98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98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98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98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98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98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987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988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989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990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991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992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none" draw:stroke-dash="Dashed_20__28_var_29__20_99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draw:stroke-dash="Dashed_20__28_var_29__20_99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99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99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99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99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draw:stroke-dash="Dashed_20__28_var_29__20_99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ed_20__28_var_29__20_88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88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885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886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Dashed_20__28_var_29__20_887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ed_20__28_var_29__20_888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draw:textarea-horizontal-align="left" draw:auto-grow-height="true" draw:auto-grow-width="true" fo:min-height="0.706cm" fo:min-width="0.004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Dashed_20__28_var_29__20_889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ed_20__28_var_29__20_890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ed_20__28_var_29__20_891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ed_20__28_var_29__20_892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solid" draw:stroke-dash="Dashed_20__28_var_29__20_89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89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Dashed_20__28_var_29__20_895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896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94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solid" draw:stroke-dash="Dashed_20__28_var_29__20_897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898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899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900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901" svg:stroke-width="0.041cm" svg:stroke-color="#ff660d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902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903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904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905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0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8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7" draw:name="Shape3_1" draw:style-name="gr79" draw:text-style-name="P58" svg:x1="18.154cm" svg:y1="1.36cm" svg:x2="21.996cm" svg:y2="1.36cm">
        <text:p/>
      </draw:line>
      <draw:path text:anchor-type="page" text:anchor-page-number="2" draw:z-index="6" draw:name="Shape7_2" draw:style-name="gr80" draw:text-style-name="P55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5" draw:name="Shape7_1" draw:style-name="gr81" draw:text-style-name="P55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4" draw:name="Shape3" draw:style-name="gr79" draw:text-style-name="P58" svg:x1="18.154cm" svg:y1="1.36cm" svg:x2="21.996cm" svg:y2="1.36cm">
        <text:p/>
      </draw:line>
      <text:list xml:id="list33782259" text:style-name="_5f_Numérotation_20_des_20_exercices_20_livrets">
        <text:list-item>
          <text:h text:style-name="P43" text:outline-level="1"><text:span text:style-name="T28">Vocabulaire du cercle</text:span></text:h>
        </text:list-item>
      </text:list>
      <text:p text:style-name="_5f_Paragraphe_20_livret_20_"><draw:g text:anchor-type="paragraph" draw:z-index="8" draw:name="Shape8_3" draw:style-name="gr1"><draw:g draw:style-name="gr2"><draw:ellipse draw:style-name="gr56" draw:text-style-name="P48" svg:width="3.998cm" svg:height="3.991cm" svg:x="1.143cm" svg:y="0.335cm"><text:p/></draw:ellipse><draw:line draw:style-name="gr57" draw:text-style-name="P48" svg:x1="1.358cm" svg:y1="1.404cm" svg:x2="4.926cm" svg:y2="3.258cm"><text:p/></draw:line><draw:line draw:style-name="gr58" draw:text-style-name="P48" svg:x1="3.713cm" svg:y1="0.403cm" svg:x2="3.141cm" svg:y2="2.327cm"><text:p/></draw:line><draw:line draw:style-name="gr59" draw:text-style-name="P48" svg:x1="1.358cm" svg:y1="1.404cm" svg:x2="1.501cm" svg:y2="3.471cm"><text:p/></draw:line><draw:frame draw:style-name="gr60" draw:text-style-name="P51" svg:width="0.216cm" svg:height="0.419cm" svg:x="1.072cm" svg:y="1.155cm"><draw:text-box><text:p text:style-name="P50"><text:span text:style-name="T30">A</text:span></text:p></draw:text-box></draw:frame><draw:frame draw:style-name="gr61" draw:text-style-name="P60" svg:width="0.004cm" svg:height="0.706cm" svg:x="1.215cm" svg:y="1.384cm"><draw:text-box><text:p/></draw:text-box></draw:frame><draw:frame draw:style-name="gr62" draw:text-style-name="P51" svg:width="0.287cm" svg:height="0.419cm" svg:x="2.905cm" svg:y="2.317cm"><draw:text-box><text:p text:style-name="P50"><text:span text:style-name="T30">E</text:span></text:p></draw:text-box></draw:frame><draw:frame draw:style-name="gr63" draw:text-style-name="P51" svg:width="0.287cm" svg:height="0.419cm" svg:x="1.215cm" svg:y="3.399cm"><draw:text-box><text:p text:style-name="P50"><text:span text:style-name="T30">C</text:span></text:p></draw:text-box></draw:frame><draw:frame draw:style-name="gr64" draw:text-style-name="P51" svg:width="0.287cm" svg:height="0.419cm" svg:x="4.974cm" svg:y="3.159cm"><draw:text-box><text:p text:style-name="P50"><text:span text:style-name="T30">D</text:span></text:p></draw:text-box></draw:frame><draw:frame draw:style-name="gr65" draw:text-style-name="P51" svg:width="0.285cm" svg:height="0.419cm" svg:x="3.714cm" svg:y="0.026cm"><draw:text-box><text:p text:style-name="P50"><text:span text:style-name="T30">B</text:span></text:p></draw:text-box></draw:frame><draw:line draw:style-name="gr66" draw:text-style-name="P61" svg:x1="3.708cm" svg:y1="0.403cm" svg:x2="1.494cm" svg:y2="3.469cm"><text:p/></draw:line><draw:line draw:style-name="gr67" draw:text-style-name="P61" svg:x1="3.141cm" svg:y1="2.33cm" svg:x2="4.282cm" svg:y2="3.969cm"><text:p/></draw:line><draw:frame draw:style-name="gr68" draw:text-style-name="P51" svg:width="0.288cm" svg:height="0.419cm" svg:x="4.316cm" svg:y="3.968cm"><draw:text-box><text:p text:style-name="P50"><text:span text:style-name="T30">F</text:span></text:p></draw:text-box></draw:frame><draw:frame draw:style-name="gr69" draw:text-style-name="P51" svg:width="0.854cm" svg:height="0.495cm" svg:x="4.681cm" svg:y="0.596cm"><draw:text-box><text:p text:style-name="P50"><text:span text:style-name="T30">(</text:span><text:span text:style-name="T31">c</text:span><text:span text:style-name="T32">1</text:span><text:span text:style-name="T30">)</text:span></text:p></draw:text-box></draw:frame><draw:line draw:style-name="gr70" draw:text-style-name="P48" svg:x1="2.286cm" svg:y1="1.808cm" svg:x2="2.286cm" svg:y2="1.997cm"><text:p/></draw:line><draw:line draw:style-name="gr71" draw:text-style-name="P48" svg:x1="2.379cm" svg:y1="1.852cm" svg:x2="2.379cm" svg:y2="2.041cm"><text:p/></draw:line><draw:line draw:style-name="gr72" draw:text-style-name="P48" svg:x1="4.046cm" svg:y1="2.711cm" svg:x2="4.046cm" svg:y2="2.9cm"><text:p/></draw:line><draw:line draw:style-name="gr73" draw:text-style-name="P48" svg:x1="4.138cm" svg:y1="2.757cm" svg:x2="4.138cm" svg:y2="2.948cm"><text:p/></draw:line><draw:line draw:style-name="gr74" draw:text-style-name="P48" svg:x1="3.376cm" svg:y1="1.24cm" svg:x2="3.519cm" svg:y2="1.383cm"><text:p/></draw:line><draw:line draw:style-name="gr75" draw:text-style-name="P48" svg:x1="3.332cm" svg:y1="1.33cm" svg:x2="3.477cm" svg:y2="1.475cm"><text:p/></draw:line><draw:line draw:style-name="gr76" draw:text-style-name="P48" svg:x1="3.376cm" svg:y1="1.24cm" svg:x2="3.519cm" svg:y2="1.383cm"><text:p/></draw:line><draw:line draw:style-name="gr77" draw:text-style-name="P48" svg:x1="3.753cm" svg:y1="3.04cm" svg:x2="3.665cm" svg:y2="3.222cm"><text:p/></draw:line><draw:line draw:style-name="gr78" draw:text-style-name="P48" svg:x1="3.806cm" svg:y1="3.145cm" svg:x2="3.72cm" svg:y2="3.327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93251660513863" text:continue-numbering="true" text:style-name="_5f_Numérotation_20_des_20_exercices_20_livrets">
        <text:list-item>
          <text:list>
            <text:list-item>
              <text:p text:style-name="P34"><draw:frame draw:style-name="fr2" draw:name="Cadre3" text:anchor-type="paragraph" svg:x="-0.009cm" svg:y="1.002cm" svg:width="1.281cm" style:rel-width="14%" draw:z-index="14"><draw:text-box fo:min-height="0.517cm"><text:p text:style-name="P17"><text:span text:style-name="corps"><text:span text:style-name="T22">cercle </text:span></text:span></text:p></draw:text-box></draw:frame>Complète les phrases suivantes en utilisant les mots :</text:p>
            </text:list-item>
          </text:list>
        </text:list-item>
      </text:list>
      <text:p text:style-name="_5f_Paragraphe_20_livret_20_"><draw:frame draw:style-name="fr1" draw:name="Cadre25" text:anchor-type="paragraph" svg:x="1.27cm" svg:y="-0.021cm" svg:width="1.554cm" style:rel-width="17%" draw:z-index="9"><draw:text-box fo:min-height="0.617cm"><text:p text:style-name="P17"><text:span text:style-name="corps"><text:span text:style-name="T22">corde</text:span></text:span></text:p></draw:text-box></draw:frame><draw:frame draw:style-name="fr1" draw:name="Cadre2" text:anchor-type="paragraph" svg:x="2.822cm" svg:y="-0.021cm" svg:width="1.554cm" style:rel-width="17%" draw:z-index="10"><draw:text-box fo:min-height="0.572cm"><text:p text:style-name="P17"><text:span text:style-name="corps"><text:span text:style-name="T22">rayon</text:span></text:span></text:p></draw:text-box></draw:frame><draw:frame draw:style-name="fr1" draw:name="Cadre5" text:anchor-type="paragraph" svg:x="4.374cm" svg:y="-0.021cm" svg:width="1.554cm" style:rel-width="17%" draw:z-index="11"><draw:text-box fo:min-height="0.572cm"><text:p text:style-name="P17"><text:span text:style-name="corps"><text:span text:style-name="T22">centre</text:span></text:span></text:p></draw:text-box></draw:frame><draw:frame draw:style-name="fr1" draw:name="Cadre6" text:anchor-type="paragraph" svg:x="5.927cm" svg:y="-0.021cm" svg:width="1.921cm" style:rel-width="21%" draw:z-index="12"><draw:text-box fo:min-height="0.603cm"><text:p text:style-name="P17"><text:span text:style-name="corps"><text:span text:style-name="T22">diamètre</text:span></text:span></text:p></draw:text-box></draw:frame><draw:frame draw:style-name="fr1" draw:name="Cadre4" text:anchor-type="paragraph" svg:x="7.846cm" svg:y="-0.021cm" svg:width="1.372cm" style:rel-width="15%" draw:z-index="13"><draw:text-box fo:min-height="0.656cm"><text:p text:style-name="P17"><text:span text:style-name="corps"><text:span text:style-name="T22">milieu</text:span></text:span></text:p></draw:text-box></draw:frame><text:s text:c="16"/></text:p>
      <text:list xml:id="list93251005866761" text:continue-list="list93251660513863" text:style-name="_5f_Numérotation_20_des_20_exercices_20_livrets">
        <text:list-item>
          <text:list>
            <text:list-item>
              <text:list>
                <text:list-item text:start-value="1">
                  <text:p text:style-name="P38">Le <text:span text:style-name="T16">.....................</text:span> (<draw:frame draw:style-name="fr5" draw:name="Image1" text:anchor-type="as-char" svg:width="0.3cm" svg:height="0.3cm" draw:z-index="18"><draw:image xlink:href="Pictures/100000000000006200000062C62FEA9AA365749D.png" xlink:type="simple" xlink:show="embed" xlink:actuate="onLoad" draw:mime-type="image/png"/></draw:frame><text:span text:style-name="T15">1</text:span>) de <text:span text:style-name="T16">......................</text:span> E passe par les points A, B, C, D et F.</text:p>
                </text:list-item>
                <text:list-item>
                  <text:p text:style-name="P38">Le segment [EF] est un <text:span text:style-name="T16">........................</text:span> de ce cercle.</text:p>
                </text:list-item>
                <text:list-item>
                  <text:p text:style-name="P38">Le segment [AC] est une <text:span text:style-name="T16">.......................</text:span> de ce cercle.</text:p>
                </text:list-item>
                <text:list-item>
                  <text:p text:style-name="P38">E est le <text:span text:style-name="T16">..........................</text:span> du <text:span text:style-name="T16">.........................</text:span> [AD].</text:p>
                </text:list-item>
              </text:list>
            </text:list-item>
            <text:list-item>
              <text:p text:style-name="P35">Écris <text:span text:style-name="T23">deux</text:span> phrases similaires en utilisant les mots de la liste précédente et les lettres de la figure.</text:p>
            </text:list-item>
          </text:list>
        </text:list-item>
      </text:list>
      <text:p text:style-name="FILET_5f_POINTILLES"><text:span text:style-name="_5f_pointillés_20_gris"><text:span text:style-name="T20"><text:tab/><text:tab/><text:tab/><text:tab/></text:span></text:span></text:p>
      <text:list xml:id="list93252819291458" text:continue-numbering="true" text:style-name="_5f_Numérotation_20_des_20_exercices_20_livrets">
        <text:list-item>
          <text:h text:style-name="_5f_Titre_20_d_27_exercices_20_livret" text:outline-level="1">Figures cachées</text:h>
        </text:list-item>
      </text:list>
      <text:p text:style-name="_5f_Paragraphe_20_livret_20_"><text:span text:style-name="_5f_pointillés_20_gris"/></text:p>
      <text:p text:style-name="_5f_Paragraphe_20_livret_20_"><draw:g text:anchor-type="paragraph" draw:z-index="15" draw:name="Shape8_4" draw:style-name="gr36"><draw:g draw:style-name="gr2"><draw:line draw:style-name="gr37" draw:text-style-name="P52" svg:x1="1.498cm" svg:y1="1.945cm" svg:x2="1.654cm" svg:y2="2.097cm"><text:p/></draw:line><draw:line draw:style-name="gr38" draw:text-style-name="P52" svg:x1="1.654cm" svg:y1="1.945cm" svg:x2="1.498cm" svg:y2="2.097cm"><text:p/></draw:line></draw:g><draw:g draw:style-name="gr2"><draw:line draw:style-name="gr39" draw:text-style-name="P52" svg:x1="3.263cm" svg:y1="3.771cm" svg:x2="3.419cm" svg:y2="3.922cm"><text:p/></draw:line><draw:line draw:style-name="gr40" draw:text-style-name="P52" svg:x1="3.419cm" svg:y1="3.771cm" svg:x2="3.263cm" svg:y2="3.922cm"><text:p/></draw:line></draw:g><draw:g draw:style-name="gr2"><draw:line draw:style-name="gr41" draw:text-style-name="P52" svg:x1="6.793cm" svg:y1="3.771cm" svg:x2="6.951cm" svg:y2="3.922cm"><text:p/></draw:line><draw:line draw:style-name="gr42" draw:text-style-name="P52" svg:x1="6.951cm" svg:y1="3.771cm" svg:x2="6.793cm" svg:y2="3.922cm"><text:p/></draw:line></draw:g><draw:g draw:style-name="gr2"><draw:line draw:style-name="gr43" draw:text-style-name="P48" svg:x1="3.682cm" svg:y1="2.677cm" svg:x2="6.506cm" svg:y2="1.357cm"><text:p/></draw:line><draw:line draw:style-name="gr44" draw:text-style-name="P48" svg:x1="3.625cm" svg:y1="2.567cm" svg:x2="3.739cm" svg:y2="2.794cm"><text:p/></draw:line><draw:line draw:style-name="gr45" draw:text-style-name="P48" svg:x1="6.449cm" svg:y1="1.242cm" svg:x2="6.563cm" svg:y2="1.469cm"><text:p/></draw:line></draw:g><draw:g draw:style-name="gr2"><draw:line draw:style-name="gr46" draw:text-style-name="P48" svg:x1="7.881cm" svg:y1="0.707cm" svg:x2="8.653cm" svg:y2="2.021cm"><text:p/></draw:line><draw:line draw:style-name="gr47" draw:text-style-name="P48" svg:x1="7.996cm" svg:y1="0.644cm" svg:x2="7.768cm" svg:y2="0.767cm"><text:p/></draw:line><draw:line draw:style-name="gr48" draw:text-style-name="P48" svg:x1="8.769cm" svg:y1="1.957cm" svg:x2="8.541cm" svg:y2="2.084cm"><text:p/></draw:line></draw:g><draw:frame draw:style-name="gr49" draw:text-style-name="P51" svg:width="0.265cm" svg:height="0.414cm" svg:x="6.562cm" svg:y="3.875cm"><draw:text-box><text:p text:style-name="P50"><text:span text:style-name="T30">Y</text:span></text:p></draw:text-box></draw:frame><draw:frame draw:style-name="gr50" draw:text-style-name="P51" svg:width="0.265cm" svg:height="0.414cm" svg:x="3.15cm" svg:y="3.858cm"><draw:text-box><text:p text:style-name="P50"><text:span text:style-name="T30">L</text:span></text:p></draw:text-box></draw:frame><draw:frame draw:style-name="gr51" draw:text-style-name="P51" svg:width="0.264cm" svg:height="0.414cm" svg:x="8.65cm" svg:y="2.046cm"><draw:text-box><text:p text:style-name="P50"><text:span text:style-name="T30">K</text:span></text:p></draw:text-box></draw:frame><draw:frame draw:style-name="gr52" draw:text-style-name="P51" svg:width="0.264cm" svg:height="0.414cm" svg:x="7.747cm" svg:y="0.134cm"><draw:text-box><text:p text:style-name="P50"><text:span text:style-name="T30">B</text:span></text:p></draw:text-box></draw:frame><draw:frame draw:style-name="gr53" draw:text-style-name="P51" svg:width="0.264cm" svg:height="0.414cm" svg:x="6.546cm" svg:y="1.155cm"><draw:text-box><text:p text:style-name="P50"><text:span text:style-name="T30">T</text:span></text:p></draw:text-box></draw:frame><draw:frame draw:style-name="gr54" draw:text-style-name="P51" svg:width="0.264cm" svg:height="0.414cm" svg:x="3.341cm" svg:y="2.591cm"><draw:text-box><text:p text:style-name="P50"><text:span text:style-name="T30">N</text:span></text:p></draw:text-box></draw:frame><draw:frame draw:style-name="gr55" draw:text-style-name="P51" svg:width="0.262cm" svg:height="0.414cm" svg:x="1.249cm" svg:y="1.736cm"><draw:text-box><text:p text:style-name="P50"><text:span text:style-name="T30">A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27">Sur la figure ci-dessus, effectue les tracés demandés.</text:p>
      <text:list xml:id="list93252904137267" text:continue-numbering="true" text:style-name="_5f_Numérotation_20_des_20_exercices_20_livrets">
        <text:list-item>
          <text:list>
            <text:list-item>
              <text:p text:style-name="_5f_Paragraphe_20_énoncé_20_après_20_numéro">Trace en bleu le cercle de centre A et de rayon 2 cm.</text:p>
            </text:list-item>
            <text:list-item>
              <text:p text:style-name="_5f_Paragraphe_20_énoncé_20_après_20_numéro">Trace en rouge le cercle de rayon [BK] et de centre K.</text:p>
            </text:list-item>
            <text:list-item>
              <text:p text:style-name="_5f_Paragraphe_20_énoncé_20_après_20_numéro">Trace en jaune le cercle de centre L et de diamètre 4 cm.</text:p>
            </text:list-item>
            <text:list-item>
              <text:p text:style-name="_5f_Paragraphe_20_énoncé_20_après_20_numéro">Trace en noir le cercle de diamètre [NT].</text:p>
            </text:list-item>
            <text:list-item>
              <text:p text:style-name="_5f_Paragraphe_20_énoncé_20_après_20_numéro">Trace en vert le cercle de centre Y et de <text:line-break/>rayon <text:span text:style-name="T27">KB.</text:span></text:p>
            </text:list-item>
          </text:list>
        </text:list-item>
        <text:list-item>
          <text:h text:style-name="_5f_Titre_20_d_27_exercices_20_livret" text:outline-level="1">Triplet de cercles</text:h>
          <text:list>
            <text:list-item>
              <text:p text:style-name="_5f_Paragraphe_20_énoncé_20_après_20_numéro_20_second">Trace un segment [AB] de longueur 4 cm.</text:p>
            </text:list-item>
            <text:list-item>
              <text:p text:style-name="_5f_Paragraphe_20_énoncé_20_après_20_numéro_20_second">Marque un point O, milieu du segment [AB].</text:p>
            </text:list-item>
            <text:list-item>
              <text:p text:style-name="_5f_Paragraphe_20_énoncé_20_après_20_numéro_20_second">Trace le cercle de centre O et de rayon 2 cm.</text:p>
            </text:list-item>
            <text:list-item>
              <text:p text:style-name="_5f_Paragraphe_20_énoncé_20_après_20_numéro_20_second">Trace les cercles de diamètres [AO] et [OB].</text:p>
            </text:list-item>
          </text:list>
        </text:list-item>
        <text:list-item>
          <text:h text:style-name="P47" text:outline-level="1"><text:span text:style-name="_5f_Caractères">Complète par « vrai » ou « faux », sachant que les points M, N et O sont les centres respectifs des cercles (</text:span><text:span text:style-name="_5f_Caractères_5f_atalante">c</text:span><text:span text:style-name="_5f_Caractères_5f_indice">1</text:span><text:span text:style-name="_5f_Caractères">), (</text:span><text:span text:style-name="_5f_Caractères_5f_atalante">c</text:span><text:span text:style-name="_5f_Caractères_5f_indice">2</text:span><text:span text:style-name="_5f_Caractères">) et (</text:span><text:span text:style-name="_5f_Caractères_5f_atalante">c</text:span><text:span text:style-name="_5f_Caractères_5f_indice">3</text:span><text:span text:style-name="_5f_Caractères">).</text:span></text:h>
        </text:list-item>
      </text:list>
      <text:h text:style-name="P31" text:outline-level="1"><draw:g text:anchor-type="paragraph" draw:z-index="25" draw:name="Shape9_0" draw:style-name="gr1"><draw:g draw:style-name="gr2"><draw:ellipse draw:style-name="gr3" draw:text-style-name="P48" svg:width="3.259cm" svg:height="3.241cm" svg:x="0.471cm" svg:y="1.346cm"><text:p/></draw:ellipse><draw:ellipse draw:style-name="gr4" draw:text-style-name="P48" svg:width="1.468cm" svg:height="1.458cm" svg:x="2.259cm" svg:y="0.616cm"><text:p/></draw:ellipse><draw:ellipse draw:style-name="gr5" draw:text-style-name="P48" svg:width="4.07cm" svg:height="4.056cm" svg:x="3.235cm" svg:y="0.695cm"><text:p/></draw:ellipse><draw:frame draw:style-name="gr6" draw:text-style-name="P49" svg:width="0.004cm" svg:height="0.503cm" svg:x="6.736cm" svg:y="0.371cm"><draw:text-box><text:p/></draw:text-box></draw:frame><draw:frame draw:style-name="gr7" draw:text-style-name="P49" svg:width="0.004cm" svg:height="0.503cm" svg:x="6.736cm" svg:y="0.616cm"><draw:text-box><text:p/></draw:text-box></draw:frame><draw:frame draw:style-name="gr8" draw:text-style-name="P51" svg:width="0.216cm" svg:height="0.414cm" svg:x="1.991cm" svg:y="0.949cm"><draw:text-box><text:p text:style-name="P50"><text:span text:style-name="T30">A</text:span></text:p></draw:text-box></draw:frame><draw:frame draw:style-name="gr9" draw:text-style-name="P51" svg:width="0.246cm" svg:height="0.414cm" svg:x="3.81cm" svg:y="1.334cm"><draw:text-box><text:p text:style-name="P50"><text:span text:style-name="T30">B</text:span></text:p></draw:text-box></draw:frame><draw:g draw:style-name="gr2"><draw:line draw:style-name="gr10" draw:text-style-name="P52" svg:x1="1.995cm" svg:y1="2.875cm" svg:x2="2.187cm" svg:y2="3.058cm"><text:p/></draw:line><draw:line draw:style-name="gr11" draw:text-style-name="P52" svg:x1="2.187cm" svg:y1="2.875cm" svg:x2="1.995cm" svg:y2="3.058cm"><text:p/></draw:line></draw:g><draw:g draw:style-name="gr2"><draw:line draw:style-name="gr12" draw:text-style-name="P52" svg:x1="2.893cm" svg:y1="1.247cm" svg:x2="3.085cm" svg:y2="1.438cm"><text:p/></draw:line><draw:line draw:style-name="gr13" draw:text-style-name="P52" svg:x1="3.085cm" svg:y1="1.247cm" svg:x2="2.893cm" svg:y2="1.438cm"><text:p/></draw:line></draw:g><draw:g draw:style-name="gr2"><draw:line draw:style-name="gr14" draw:text-style-name="P52" svg:x1="5.17cm" svg:y1="2.628cm" svg:x2="5.361cm" svg:y2="2.82cm"><text:p/></draw:line><draw:line draw:style-name="gr15" draw:text-style-name="P52" svg:x1="5.361cm" svg:y1="2.628cm" svg:x2="5.17cm" svg:y2="2.82cm"><text:p/></draw:line></draw:g><draw:frame draw:style-name="gr16" draw:text-style-name="P51" svg:width="0.251cm" svg:height="0.414cm" svg:x="3.51cm" svg:y="1.833cm"><draw:text-box><text:p text:style-name="P50"><text:span text:style-name="T30">C</text:span></text:p></draw:text-box></draw:frame><draw:frame draw:style-name="gr17" draw:text-style-name="P51" svg:width="0.276cm" svg:height="0.414cm" svg:x="3.132cm" svg:y="3.583cm"><draw:text-box><text:p text:style-name="P50"><text:span text:style-name="T30">D</text:span></text:p></draw:text-box></draw:frame><draw:frame draw:style-name="gr18" draw:text-style-name="P51" svg:width="0.309cm" svg:height="0.414cm" svg:x="1.614cm" svg:y="2.77cm"><draw:text-box><text:p text:style-name="P50"><text:span text:style-name="T30">M</text:span></text:p></draw:text-box></draw:frame><draw:frame draw:style-name="gr19" draw:text-style-name="P51" svg:width="0.269cm" svg:height="0.414cm" svg:x="3.138cm" svg:y="1.149cm"><draw:text-box><text:p text:style-name="P50"><text:span text:style-name="T30">N</text:span></text:p></draw:text-box></draw:frame><draw:frame draw:style-name="gr20" draw:text-style-name="P51" svg:width="0.283cm" svg:height="0.414cm" svg:x="5.418cm" svg:y="2.533cm"><draw:text-box><text:p text:style-name="P50"><text:span text:style-name="T30">O</text:span></text:p></draw:text-box></draw:frame><draw:ellipse draw:style-name="gr21" draw:text-style-name="P48" svg:width="3.259cm" svg:height="3.241cm" svg:x="0.471cm" svg:y="1.346cm"><text:p/></draw:ellipse><draw:line draw:style-name="gr22" draw:text-style-name="P48" svg:x1="5.648cm" svg:y1="0.616cm" svg:x2="5.567cm" svg:y2="0.856cm"><text:p/></draw:line><draw:frame draw:style-name="gr23" draw:text-style-name="P51" svg:width="0.228cm" svg:height="0.414cm" svg:x="5.658cm" svg:y="0.233cm"><draw:text-box><text:p text:style-name="P50"><text:span text:style-name="T30">E</text:span></text:p></draw:text-box></draw:frame><draw:line draw:style-name="gr24" draw:text-style-name="P48" svg:x1="0.374cm" svg:y1="3.069cm" svg:x2="0.579cm" svg:y2="3.062cm"><text:p/></draw:line><draw:frame draw:style-name="gr25" draw:text-style-name="P51" svg:width="0.207cm" svg:height="0.414cm" svg:x="0.164cm" svg:y="2.845cm"><draw:text-box><text:p text:style-name="P50"><text:span text:style-name="T30">F</text:span></text:p></draw:text-box></draw:frame><draw:frame draw:style-name="gr26" draw:text-style-name="P49" svg:width="0.525cm" svg:height="0.775cm" svg:x="0.349cm" svg:y="1.362cm"><draw:text-box><text:p/></draw:text-box></draw:frame><draw:frame draw:style-name="gr27" draw:text-style-name="P54" svg:width="0.83cm" svg:height="0.495cm" svg:x="0.095cm" svg:y="1.461cm"><draw:text-box><text:p text:style-name="P53"><text:span text:style-name="T30">(</text:span><text:span text:style-name="T31">c</text:span><text:span text:style-name="T32">1</text:span><text:span text:style-name="T30">)</text:span></text:p></draw:text-box></draw:frame><draw:frame draw:style-name="gr28" draw:text-style-name="P54" svg:width="0.83cm" svg:height="0.495cm" svg:x="6.572cm" svg:y="0.831cm"><draw:text-box><text:p text:style-name="P53"><text:span text:style-name="T30">(</text:span><text:span text:style-name="T31">c</text:span><text:span text:style-name="T32">3</text:span><text:span text:style-name="T30">)</text:span></text:p></draw:text-box></draw:frame><draw:frame draw:style-name="gr29" draw:text-style-name="P54" svg:width="0.83cm" svg:height="0.495cm" svg:x="2.672cm" svg:y="0.159cm"><draw:text-box><text:p text:style-name="P53"><text:span text:style-name="T30">(</text:span><text:span text:style-name="T31">c</text:span><text:span text:style-name="T32">2</text:span><text:span text:style-name="T30">)</text:span></text:p></draw:text-box></draw:frame></draw:g></draw:g><text:span text:style-name="_5f_Caractères"/></text:h>
      <text:h text:style-name="P31" text:outline-level="1"><text:span text:style-name="_5f_pointillés_20_gris"/></text:h>
      <text:h text:style-name="P31" text:outline-level="1"><text:span text:style-name="_5f_pointillés_20_gris"/></text:h>
      <text:h text:style-name="P31" text:outline-level="1"><text:span text:style-name="_5f_pointillés_20_gris"/></text:h>
      <text:h text:style-name="P31" text:outline-level="1"><text:span text:style-name="_5f_pointillés_20_gris"/></text:h>
      <text:h text:style-name="P31" text:outline-level="1"><text:span text:style-name="_5f_pointillés_20_gris"/></text:h>
      <text:h text:style-name="P31" text:outline-level="1"><text:span text:style-name="_5f_pointillés_20_gris"/></text:h>
      <text:h text:style-name="P31" text:outline-level="1"/>
      <text:list text:style-name="_5f_Numérotation_20_des_20_exercices">
        <text:list-item>
          <text:list>
            <text:list-item>
              <text:p text:style-name="P41"><text:span text:style-name="_5f_Caractères">[AC] est le diamètre du cercle (c1) : </text:span><text:span text:style-name="_5f_pointillés_20_gris">…………</text:span></text:p>
            </text:list-item>
            <text:list-item>
              <text:p text:style-name="P41"><text:span text:style-name="_5f_Caractères">A et C sont les points d’intersection des cercles (</text:span><text:span text:style-name="_5f_Caractères_5f_atalante">c</text:span><text:span text:style-name="_5f_Caractères_5f_indice">1</text:span><text:span text:style-name="_5f_Caractères">) et (</text:span><text:span text:style-name="_5f_Caractères_5f_atalante">c</text:span><text:span text:style-name="_5f_Caractères_5f_indice">2</text:span><text:span text:style-name="_5f_Caractères">) : </text:span><text:span text:style-name="_5f_pointillés_20_gris">…………</text:span></text:p>
            </text:list-item>
            <text:list-item>
              <text:p text:style-name="P41"><text:span text:style-name="_5f_Caractères">[CD] est une corde de deux cercles : </text:span><text:span text:style-name="_5f_pointillés_20_gris">…………..</text:span></text:p>
            </text:list-item>
            <text:list-item>
              <text:p text:style-name="P41"><text:span text:style-name="_5f_Caractères">Le point A appartient aux trois cercles : </text:span><text:span text:style-name="_5f_pointillés_20_gris">………………</text:span></text:p>
            </text:list-item>
            <text:list-item>
              <text:p text:style-name="P41"><text:span text:style-name="_5f_Caractères">[MC] est un rayon du cercle (</text:span><text:span text:style-name="_5f_Caractères_5f_atalante">c</text:span><text:span text:style-name="_5f_Caractères_5f_indice">1</text:span><text:span text:style-name="_5f_Caractères">) : </text:span><text:span text:style-name="_5f_pointillés_20_gris">…………….</text:span></text:p>
            </text:list-item>
            <text:list-item>
              <text:p text:style-name="P41"><text:span text:style-name="_5f_Caractères">Le cercle (</text:span><text:span text:style-name="_5f_Caractères_5f_atalante">c</text:span><text:span text:style-name="_5f_Caractères_5f_indice">2</text:span><text:span text:style-name="_5f_Caractères">) passe par les points A, B et C : </text:span><text:span text:style-name="_5f_pointillés_20_gris">………………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883" draw:display-name="Dashed (var) 883" draw:style="rect" draw:dots1="1" draw:dots1-length="0.006cm" draw:dots2="1" draw:dots2-length="0.006cm" draw:distance="0.006cm"/>
    <draw:stroke-dash draw:name="Dashed_20__28_var_29__20_884" draw:display-name="Dashed (var) 884" draw:style="rect" draw:dots1="1" draw:dots1-length="0.006cm" draw:dots2="1" draw:dots2-length="0.006cm" draw:distance="0.006cm"/>
    <draw:stroke-dash draw:name="Dashed_20__28_var_29__20_885" draw:display-name="Dashed (var) 885" draw:style="rect" draw:dots1="1" draw:dots1-length="0.006cm" draw:dots2="1" draw:dots2-length="0.006cm" draw:distance="0.006cm"/>
    <draw:stroke-dash draw:name="Dashed_20__28_var_29__20_886" draw:display-name="Dashed (var) 886" draw:style="rect" draw:dots1="1" draw:dots1-length="0.006cm" draw:dots2="1" draw:dots2-length="0.006cm" draw:distance="0.006cm"/>
    <draw:stroke-dash draw:name="Dashed_20__28_var_29__20_887" draw:display-name="Dashed (var) 887" draw:style="rect" draw:dots1="1" draw:dots1-length="0.006cm" draw:dots2="1" draw:dots2-length="0.006cm" draw:distance="0.006cm"/>
    <draw:stroke-dash draw:name="Dashed_20__28_var_29__20_888" draw:display-name="Dashed (var) 888" draw:style="rect" draw:dots1="1" draw:dots1-length="0.006cm" draw:dots2="1" draw:dots2-length="0.006cm" draw:distance="0.006cm"/>
    <draw:stroke-dash draw:name="Dashed_20__28_var_29__20_889" draw:display-name="Dashed (var) 889" draw:style="rect" draw:dots1="1" draw:dots1-length="0.006cm" draw:dots2="1" draw:dots2-length="0.006cm" draw:distance="0.006cm"/>
    <draw:stroke-dash draw:name="Dashed_20__28_var_29__20_890" draw:display-name="Dashed (var) 890" draw:style="rect" draw:dots1="1" draw:dots1-length="0.006cm" draw:dots2="1" draw:dots2-length="0.006cm" draw:distance="0.006cm"/>
    <draw:stroke-dash draw:name="Dashed_20__28_var_29__20_891" draw:display-name="Dashed (var) 891" draw:style="rect" draw:dots1="1" draw:dots1-length="0.006cm" draw:dots2="1" draw:dots2-length="0.006cm" draw:distance="0.006cm"/>
    <draw:stroke-dash draw:name="Dashed_20__28_var_29__20_892" draw:display-name="Dashed (var) 892" draw:style="rect" draw:dots1="1" draw:dots1-length="0.006cm" draw:dots2="1" draw:dots2-length="0.006cm" draw:distance="0.006cm"/>
    <draw:stroke-dash draw:name="Dashed_20__28_var_29__20_893" draw:display-name="Dashed (var) 893" draw:style="rect" draw:dots1="1" draw:dots1-length="0.006cm" draw:dots2="1" draw:dots2-length="0.006cm" draw:distance="0.006cm"/>
    <draw:stroke-dash draw:name="Dashed_20__28_var_29__20_894" draw:display-name="Dashed (var) 894" draw:style="rect" draw:dots1="1" draw:dots1-length="0.006cm" draw:dots2="1" draw:dots2-length="0.006cm" draw:distance="0.006cm"/>
    <draw:stroke-dash draw:name="Dashed_20__28_var_29__20_895" draw:display-name="Dashed (var) 895" draw:style="rect" draw:dots1="1" draw:dots1-length="0.006cm" draw:dots2="1" draw:dots2-length="0.006cm" draw:distance="0.006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6cm" draw:dots2="1" draw:dots2-length="0.006cm" draw:distance="0.006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6cm" draw:dots2="1" draw:dots2-length="0.006cm" draw:distance="0.006cm"/>
    <draw:stroke-dash draw:name="Dashed_20__28_var_29__20_984" draw:display-name="Dashed (var) 984" draw:style="rect" draw:dots1="1" draw:dots1-length="0.006cm" draw:dots2="1" draw:dots2-length="0.006cm" draw:distance="0.006cm"/>
    <draw:stroke-dash draw:name="Dashed_20__28_var_29__20_985" draw:display-name="Dashed (var) 985" draw:style="rect" draw:dots1="1" draw:dots1-length="0.006cm" draw:dots2="1" draw:dots2-length="0.006cm" draw:distance="0.006cm"/>
    <draw:stroke-dash draw:name="Dashed_20__28_var_29__20_986" draw:display-name="Dashed (var) 986" draw:style="rect" draw:dots1="1" draw:dots1-length="0.006cm" draw:dots2="1" draw:dots2-length="0.006cm" draw:distance="0.006cm"/>
    <draw:stroke-dash draw:name="Dashed_20__28_var_29__20_987" draw:display-name="Dashed (var) 987" draw:style="rect" draw:dots1="1" draw:dots1-length="0.006cm" draw:dots2="1" draw:dots2-length="0.006cm" draw:distance="0.006cm"/>
    <draw:stroke-dash draw:name="Dashed_20__28_var_29__20_988" draw:display-name="Dashed (var) 988" draw:style="rect" draw:dots1="1" draw:dots1-length="0.006cm" draw:dots2="1" draw:dots2-length="0.006cm" draw:distance="0.006cm"/>
    <draw:stroke-dash draw:name="Dashed_20__28_var_29__20_989" draw:display-name="Dashed (var) 989" draw:style="rect" draw:dots1="1" draw:dots1-length="0.006cm" draw:dots2="1" draw:dots2-length="0.006cm" draw:distance="0.006cm"/>
    <draw:stroke-dash draw:name="Dashed_20__28_var_29__20_990" draw:display-name="Dashed (var) 990" draw:style="rect" draw:dots1="1" draw:dots1-length="0.006cm" draw:dots2="1" draw:dots2-length="0.006cm" draw:distance="0.006cm"/>
    <draw:stroke-dash draw:name="Dashed_20__28_var_29__20_991" draw:display-name="Dashed (var) 991" draw:style="rect" draw:dots1="1" draw:dots1-length="0.006cm" draw:dots2="1" draw:dots2-length="0.006cm" draw:distance="0.006cm"/>
    <draw:stroke-dash draw:name="Dashed_20__28_var_29__20_992" draw:display-name="Dashed (var) 992" draw:style="rect" draw:dots1="1" draw:dots1-length="0.006cm" draw:dots2="1" draw:dots2-length="0.006cm" draw:distance="0.006cm"/>
    <draw:stroke-dash draw:name="Dashed_20__28_var_29__20_993" draw:display-name="Dashed (var) 993" draw:style="rect" draw:dots1="1" draw:dots1-length="0.006cm" draw:dots2="1" draw:dots2-length="0.006cm" draw:distance="0.006cm"/>
    <draw:stroke-dash draw:name="Dashed_20__28_var_29__20_994" draw:display-name="Dashed (var) 994" draw:style="rect" draw:dots1="1" draw:dots1-length="0.006cm" draw:dots2="1" draw:dots2-length="0.006cm" draw:distance="0.006cm"/>
    <draw:stroke-dash draw:name="Dashed_20__28_var_29__20_995" draw:display-name="Dashed (var) 995" draw:style="rect" draw:dots1="1" draw:dots1-length="0.006cm" draw:dots2="1" draw:dots2-length="0.006cm" draw:distance="0.006cm"/>
    <draw:stroke-dash draw:name="Dashed_20__28_var_29__20_996" draw:display-name="Dashed (var) 996" draw:style="rect" draw:dots1="1" draw:dots1-length="0.006cm" draw:dots2="1" draw:dots2-length="0.006cm" draw:distance="0.006cm"/>
    <draw:stroke-dash draw:name="Dashed_20__28_var_29__20_997" draw:display-name="Dashed (var) 997" draw:style="rect" draw:dots1="1" draw:dots1-length="0.006cm" draw:dots2="1" draw:dots2-length="0.006cm" draw:distance="0.006cm"/>
    <draw:stroke-dash draw:name="Dashed_20__28_var_29__20_998" draw:display-name="Dashed (var) 998" draw:style="rect" draw:dots1="1" draw:dots1-length="0.006cm" draw:dots2="1" draw:dots2-length="0.006cm" draw:distance="0.006cm"/>
    <draw:stroke-dash draw:name="Dashed_20__28_var_29__20_999" draw:display-name="Dashed (var) 99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MP7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M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 style:parent-style-name="Header">
      <style:text-properties fo:font-size="14pt" style:font-size-asian="14pt" style:font-size-complex="14pt"/>
    </style:style>
    <style:style style:name="M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2" style:family="paragraph" style:parent-style-name="Standard">
      <style:text-properties fo:font-size="6pt" style:font-size-asian="6pt" style:font-size-complex="6pt"/>
    </style:style>
    <style:style style:name="MP1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_5f_Titre_20_d_27_exercices_20_livret" style:list-style-name="_5f_Numérotation_20_des_20_exercices_20_livrets"/>
    <style:style style:name="MP17" style:family="paragraph" style:parent-style-name="_5f_En-tête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21" style:family="paragraph">
      <loext:graphic-properties draw:fill="solid" draw:fill-color="#1ca2b8"/>
    </style:style>
    <style:style style:name="MP22" style:family="paragraph">
      <style:paragraph-properties fo:text-align="center"/>
    </style:style>
    <style:style style:name="MP2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1" fo:font-size="16pt" fo:font-style="normal" fo:text-shadow="none" fo:font-weight="bold" officeooo:rsid="00bbdec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7" style:family="text">
      <style:text-properties fo:font-variant="small-caps" officeooo:rsid="0054f64f"/>
    </style:style>
    <style:style style:name="MT8" style:family="text">
      <style:text-properties fo:font-variant="small-caps"/>
    </style:style>
    <style:style style:name="M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0" style:family="text">
      <style:text-properties officeooo:rsid="002925a2"/>
    </style:style>
    <style:style style:name="MT11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_5f_En-tête"><text:span text:style-name="MT3">C</text:span><text:span text:style-name="MT4">ercles</text:span></text:p>
      </style:header>
      <style:footer>
        <text:p text:style-name="MP4"><draw:frame draw:style-name="Mfr1" draw:name="Frame1" text:anchor-type="paragraph" svg:y="-0.06cm" draw:z-index="21"><draw:text-box fo:min-height="0.499cm" fo:min-width="3cm"><draw:frame draw:style-name="Mfr2" draw:name="Frame2" text:anchor-type="frame" svg:x="0.45cm" svg:y="0.079cm" svg:width="0.817cm" draw:z-index="23"><draw:text-box fo:min-height="0.355cm"><text:p text:style-name="MP5"/></draw:text-box></draw:frame><text:p text:style-name="MP6"/></draw:text-box></draw:frame></text:p>
      </style:footer>
      <style:footer-left>
        <text:p text:style-name="MP4"><draw:frame draw:style-name="Mfr1" draw:name="Frame3" text:anchor-type="paragraph" svg:y="-0.06cm" draw:z-index="22"><draw:text-box fo:min-height="0.499cm" fo:min-width="3cm"><draw:frame draw:style-name="Mfr2" draw:name="Frame4" text:anchor-type="frame" svg:x="0.45cm" svg:y="0.079cm" svg:width="0.817cm" draw:z-index="3"><draw:text-box fo:min-height="0.355cm"><text:p text:style-name="MP5"/></draw:text-box></draw:frame><text:p text:style-name="MP7"/></draw:text-box></draw:frame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9" draw:name="Shape5" draw:style-name="Mgr1"><draw:ellipse draw:style-name="Mgr2" draw:text-style-name="MP8" svg:width="1.715cm" svg:height="1.784cm" svg:x="0cm" svg:y="0.004cm" draw:kind="arc" draw:start-angle="90.48" draw:end-angle="269.56"><text:p/></draw:ellipse><draw:line draw:style-name="Mgr2" draw:text-style-name="MP8" svg:x1="0.847cm" svg:y1="0.002cm" svg:x2="18.167cm" svg:y2="0.002cm"><text:p/></draw:line><draw:line draw:style-name="Mgr2" draw:text-style-name="MP8" svg:x1="0.847cm" svg:y1="1.782cm" svg:x2="18.158cm" svg:y2="1.782cm"><text:p/></draw:line><draw:ellipse draw:style-name="Mgr2" draw:text-style-name="MP8" svg:width="1.719cm" svg:height="1.782cm" svg:x="17.29cm" svg:y="0cm" draw:kind="arc" draw:start-angle="270.5" draw:end-angle="89.48"><text:p/></draw:ellipse><draw:frame draw:style-name="Mgr3" draw:text-style-name="MP9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0">N1 : Priorités, distributivité</text:p>
              </table:table-cell>
              <table:table-cell table:style-name="Tableau5.A1" office:value-type="string">
                <text:p text:style-name="MP10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1">Série 1 : Priorités opératoires</text:p>
            </table:table-cell>
            <table:table-cell table:style-name="Tableau5.A1" office:value-type="string">
              <text:p text:style-name="MP11"/>
            </table:table-cell>
          </table:table-row>
        </table:table>
        <text:p text:style-name="MP12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0" draw:name="Shape6" draw:style-name="Mgr1"><draw:ellipse draw:style-name="Mgr2" draw:text-style-name="MP8" svg:width="1.715cm" svg:height="1.784cm" svg:x="0cm" svg:y="0.004cm" draw:kind="arc" draw:start-angle="90.48" draw:end-angle="269.56"><text:p/></draw:ellipse><draw:line draw:style-name="Mgr2" draw:text-style-name="MP8" svg:x1="0.847cm" svg:y1="0.002cm" svg:x2="18.167cm" svg:y2="0.002cm"><text:p/></draw:line><draw:line draw:style-name="Mgr2" draw:text-style-name="MP8" svg:x1="0.847cm" svg:y1="1.782cm" svg:x2="18.158cm" svg:y2="1.782cm"><text:p/></draw:line><draw:ellipse draw:style-name="Mgr2" draw:text-style-name="MP8" svg:width="1.719cm" svg:height="1.782cm" svg:x="17.29cm" svg:y="0cm" draw:kind="arc" draw:start-angle="270.5" draw:end-angle="89.48"><text:p/></draw:ellipse><draw:frame draw:style-name="Mgr3" draw:text-style-name="MP9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0">5N1 : Priorités, distributivité</text:p>
              </table:table-cell>
              <table:table-cell table:style-name="Tableau7.A1" office:value-type="string">
                <text:p text:style-name="MP10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1">Série 1 : Priorités opératoires</text:p>
            </table:table-cell>
            <table:table-cell table:style-name="Tableau7.A1" office:value-type="string">
              <text:p text:style-name="MP11"/>
            </table:table-cell>
          </table:table-row>
        </table:table>
        <text:p text:style-name="MP12"><text:span text:style-name="corps"><text:span text:style-name="MT5"/></text:span></text:p>
      </style:header-left>
      <style:footer>
        <text:p text:style-name="MP13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4">Série 4 : Constructions (2)</text:p>
      </style:header>
      <style:footer>
        <text:p text:style-name="MP15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4">Série 6 : Démonstrations (2)</text:p>
        <text:list xml:id="list33782259" text:style-name="_5f_Numérotation_20_des_20_exercices_20_livrets">
          <text:list-item>
            <text:h text:style-name="MP16" text:outline-level="1">Sans justi</text:h>
          </text:list-item>
        </text:list>
      </style:header>
      <style:footer>
        <text:p text:style-name="MP15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7"><text:span text:style-name="MT7">S</text:span><text:span text:style-name="MT8">olides</text:span> : <text:span text:style-name="MT7">Vocabulaire, nature</text:span></text:p>
      </style:header>
      <style:footer>
        <text:p text:style-name="MP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1" draw:name="Shape4_3" draw:style-name="Mgr4"><draw:path draw:style-name="Mgr5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2" draw:name="Shape4_4" draw:style-name="Mgr4"><draw:path draw:style-name="Mgr5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20"><draw:path text:anchor-type="paragraph" draw:z-index="24" draw:name="Shape1" draw:style-name="Mgr6" draw:text-style-name="MP21" svg:width="4.329cm" svg:height="2.24cm" svg:x="-1.499cm" svg:y="-1cm" svg:viewBox="0 0 4330 2241" svg:d="M0 2241l3984-288c209-15 363-168 345-342l-170-1611h-4159z"><text:p/></draw:path><draw:frame text:anchor-type="paragraph" draw:z-index="16" draw:name="Shape2" draw:style-name="Mgr7" draw:text-style-name="MP23" svg:width="2.703cm" svg:height="0.715cm" draw:transform="rotate (0.0872664625997165) translate (-0.172861111111111cm 0.218722222222222cm)"><draw:text-box><text:p text:style-name="MP22"><text:span text:style-name="MT9">Série 3</text:span></text:p></draw:text-box></draw:frame><draw:line text:anchor-type="paragraph" draw:z-index="17" draw:name="Shape3_0" draw:style-name="Mgr8" draw:text-style-name="MP22" svg:x1="15.088cm" svg:y1="0.36cm" svg:x2="20.493cm" svg:y2="0.36cm"><text:p/></draw:line>Parallélépipède rectangle et patrons</text:p>
      </style:header>
      <style:footer>
        <text:p text:style-name="MP4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5"><draw:g text:anchor-type="paragraph" draw:z-index="0" draw:name="Shape4" draw:style-name="Mgr4"><draw:path draw:style-name="Mgr5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0">espace</text:span> • <text:span text:style-name="MT11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9T09:32:50.576000000</dc:date>
    <meta:editing-duration>P1DT7H29M28S</meta:editing-duration>
    <meta:editing-cycles>125</meta:editing-cycles>
    <meta:generator>LibreOffice/7.4.3.2$Windows_X86_64 LibreOffice_project/1048a8393ae2eeec98dff31b5c133c5f1d08b890</meta:generator>
    <meta:document-statistic meta:table-count="2" meta:image-count="1" meta:object-count="0" meta:page-count="2" meta:paragraph-count="57" meta:word-count="381" meta:character-count="2102" meta:non-whitespace-character-count="1702"/>
  </office:meta>
</office:document-meta>
</file>